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6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Size(2^k)</text:p>
          </table:table-cell>
          <table:table-cell table:style-name="Default" office:value-type="string" calcext:value-type="string">
            <text:p>Without Memoization(ms)</text:p>
          </table:table-cell>
          <table:table-cell table:style-name="Default" office:value-type="string" calcext:value-type="string">
            <text:p>With Memoizatio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32" calcext:value-type="float">
            <text:p>52.32</text:p>
          </table:table-cell>
          <table:table-cell office:value-type="float" office:value="42.41" calcext:value-type="float">
            <text:p>42.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.24" calcext:value-type="float">
            <text:p>202.24</text:p>
          </table:table-cell>
          <table:table-cell office:value-type="float" office:value="140.94" calcext:value-type="float">
            <text:p>140.9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1.383" calcext:value-type="float">
            <text:p>641.383</text:p>
          </table:table-cell>
          <table:table-cell office:value-type="float" office:value="378.95" calcext:value-type="float">
            <text:p>378.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2.2" calcext:value-type="float">
            <text:p>2242.2</text:p>
          </table:table-cell>
          <table:table-cell office:value-type="float" office:value="978.88" calcext:value-type="float">
            <text:p>978.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64.389" calcext:value-type="float">
            <text:p>9364.389</text:p>
          </table:table-cell>
          <table:table-cell office:value-type="float" office:value="2659.604" calcext:value-type="float">
            <text:p>2659.6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9K</text:p>
          </table:table-cell>
          <table:table-cell office:value-type="string" calcext:value-type="string">
            <text:p>8.4K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96K</text:p>
          </table:table-cell>
          <table:table-cell office:value-type="string" calcext:value-type="string">
            <text:p>35.67K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5K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405K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Mathew</meta:initial-creator>
    <meta:creation-date>2014-10-26T11:35:16.737780246</meta:creation-date>
    <dc:date>2014-10-26T12:02:06.588969065</dc:date>
    <dc:creator>George Mathew</dc:creator>
    <meta:editing-duration>PT10M59S</meta:editing-duration>
    <meta:editing-cycles>1</meta:editing-cycles>
    <meta:document-statistic meta:table-count="1" meta:cell-count="28" meta:object-count="0"/>
    <meta:generator>LibreOffice/4.2.6.3$Linux_X86_64 LibreOffice_project/420m0$Build-3</meta:generator>
  </office:meta>
</office:document-meta>
</file>